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e76ad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e76ad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XVII</text:span></text:p>
      <text:p text:style-name="P2"><text:span text:style-name="T4">На следующий день Павел не появляется на занятиях, проводя свой день в совещаниях и решении проблем, резко навалившихся на него. Выйдя из офиса, он достает телефон и, набрав номер, слушает продолжительные гудки. Наконец следует ответ.</text:span></text:p>
      <text:p text:style-name="P2"><text:span text:style-name="T4">–Евгений, привет! Есть разговор. Нужно встретиться.</text:span></text:p>
      <text:p text:style-name="P2"><text:span text:style-name="T4">–Добрый вечер, Павел Даниилович! Куда приехать? </text:span></text:p>
      <text:p text:style-name="P2"><text:span text:style-name="T4">–Приезжай ко мне, обсудим все за партией в бильярд. </text:span></text:p>
      <text:p text:style-name="P2"><text:span text:style-name="T4">–Да, хорошо. Буду через час</text:span></text:p>
      <text:p text:style-name="P2"><text:span text:style-name="T4">–Хорошо, жду. </text:span></text:p>
      <text:p text:style-name="P2"><text:span text:style-name="T4">Убрав телефон, Павел направился в кафе поужинать. Сделав заказ, он достал ноутбук, но вдруг взгляд его упал на человека в черном пальто и шляпе, сидящего в дальнем углу с газетой. Павел быстро покушал и поспешно вышел из кафе. По его виду было видно, что он взволнован. Быстро сев в машину, он поспешно поехал в сторону дома. Приехав, он резко залпом выпил бокал коньяка. «Не может быть. Нет. Это не может быть он!» – проговорил Павел сам себе. Резко послышался стук в дверь. Алехин вздрогнул и пошел к двери. На пороге стоял Евгений.</text:span></text:p>
      <text:p text:style-name="P2"><text:span text:style-name="T4">–А, это ты, – расслабленно сказал Павел.</text:span></text:p>
      <text:p text:style-name="P2"><text:span text:style-name="T4">–Да, это я. Вы чем-то напуганы, Павел Даниилович? </text:span></text:p>
      <text:p text:style-name="P2"><text:span text:style-name="T4">–Проходи. В доме поговорим. </text:span></text:p>
      <text:p text:style-name="P2"><text:span text:style-name="T4">Евгений последовал за Алехиным и уже через 15 минут, они обсуждали все произошедшее, играя в бильярд и распивая коньяк.</text:span></text:p>
      <text:p text:style-name="P2"><text:span text:style-name="T4">–И вновь победа за тобой. Ну что ж еще партию? – сказал Павел, наливая очередной бокал.</text:span></text:p>
      <text:p text:style-name="P2"><text:soft-page-break/><text:span text:style-name="T4">–Да, пожалуй, – ответил Евгений, раскладывая в треугольник шары.</text:span></text:p>
      <text:p text:style-name="P2"><text:span text:style-name="T4">–Теперь сомнений быть не может. Это точно был Виктор. Но зачем он прилетел? </text:span></text:p>
      <text:p text:style-name="P2"><text:span text:style-name="T4">–Не знаю, но ему определенно от вас что-то нужно. Ведь прошло уже 6 лет с тех пор, как Виктор уехал.</text:span></text:p>
      <text:p text:style-name="P2"><text:span text:style-name="T4">–Да, я знаю. Ну ладно, разбивай. </text:span></text:p>
      <text:p text:style-name="P2"><text:span text:style-name="T4">Евгений обошел бильярдный стол, выпив очередной бокал, взял кий. Тем временем на телефоне Павла, валяющемся в кабинете, после очередного звонка висело уведомление: «Даша. Пропущенных вызовов 36». Опустошив три <text:s/>бутылки, около 2 ночи Павел и Евгений спали на полу в бильярдной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23:41.587000000</meta:creation-date>
    <dc:date>2022-05-15T19:24:05.362000000</dc:date>
    <meta:editing-duration>PT24S</meta:editing-duration>
    <meta:editing-cycles>1</meta:editing-cycles>
    <meta:document-statistic meta:table-count="0" meta:image-count="0" meta:object-count="0" meta:page-count="2" meta:paragraph-count="18" meta:word-count="294" meta:character-count="1838" meta:non-whitespace-character-count="1549"/>
    <meta:generator>LibreOffice/7.2.2.2$Windows_X86_64 LibreOffice_project/02b2acce88a210515b4a5bb2e46cbfb63fe97d56</meta:generator>
  </office:meta>
</office:document-meta>
</file>